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EISSER HERNAND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E INVERSIONES TIZAL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ERNANDEZ BAZAN, JUAN NEISS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998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2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3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4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22:13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